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0e7c" officeooo:paragraph-rsid="000e0e7c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ebdfc" officeooo:paragraph-rsid="000ebdfc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eefff" officeooo:paragraph-rsid="000eefff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0817d" officeooo:paragraph-rsid="0010817d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140dd" officeooo:paragraph-rsid="001140dd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17321" officeooo:paragraph-rsid="00117321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1d661" officeooo:paragraph-rsid="0011d661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430a8" officeooo:paragraph-rsid="001430a8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bfcc1" officeooo:paragraph-rsid="001d48ba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e423f" officeooo:paragraph-rsid="001e423f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fe3f4" officeooo:paragraph-rsid="001fe3f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fe3f4" officeooo:paragraph-rsid="001fe3f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20053b" officeooo:paragraph-rsid="0020053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20053b" officeooo:paragraph-rsid="0021b600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tyle="italic" style:text-underline-style="none" fo:font-weight="normal" officeooo:rsid="001699a2" officeooo:paragraph-rsid="001699a2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officeooo:rsid="0021b600" officeooo:paragraph-rsid="0021b600"/>
    </style:style>
    <style:style style:name="P17" style:family="paragraph" style:parent-style-name="Preformatted_20_Text" style:list-style-name="L2">
      <style:paragraph-properties fo:text-align="start" style:justify-single-word="false"/>
      <style:text-properties style:text-underline-style="none" fo:font-weight="normal" officeooo:rsid="0020053b" officeooo:paragraph-rsid="0020053b" style:font-weight-asian="normal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style:text-underline-style="none" fo:font-weight="normal" officeooo:rsid="0020053b" officeooo:paragraph-rsid="0020053b" style:font-weight-asian="normal" style:font-weight-complex="normal"/>
    </style:style>
    <style:style style:name="P19" style:family="paragraph" style:parent-style-name="Preformatted_20_Text">
      <style:paragraph-properties fo:margin-top="0in" fo:margin-bottom="0.1043in" loext:contextual-spacing="false" fo:line-height="142%" fo:orphans="2" fo:widows="2" fo:padding="0.0937in" fo:border="0.06pt solid #cccccc"/>
    </style:style>
    <style:style style:name="T1" style:family="text">
      <style:text-properties officeooo:rsid="00104536"/>
    </style:style>
    <style:style style:name="T2" style:family="text">
      <style:text-properties officeooo:rsid="0011d661"/>
    </style:style>
    <style:style style:name="T3" style:family="text">
      <style:text-properties officeooo:rsid="0013979a"/>
    </style:style>
    <style:style style:name="T4" style:family="text">
      <style:text-properties officeooo:rsid="0015b571"/>
    </style:style>
    <style:style style:name="T5" style:family="text">
      <style:text-properties officeooo:rsid="0016b676"/>
    </style:style>
    <style:style style:name="T6" style:family="text">
      <style:text-properties officeooo:rsid="001a2690"/>
    </style:style>
    <style:style style:name="T7" style:family="text">
      <style:text-properties officeooo:rsid="001d48ba"/>
    </style:style>
    <style:style style:name="T8" style:family="text">
      <style:text-properties officeooo:rsid="0021b600"/>
    </style:style>
    <style:style style:name="T9" style:family="text">
      <style:text-properties fo:font-variant="normal" fo:text-transform="none" fo:color="#333333" style:font-name="Menlo" fo:font-size="9.75pt" fo:letter-spacing="normal" fo:font-style="normal" fo:font-weight="normal" fo:background-color="#f8f8f8" loext:char-shading-value="0" loext:padding="0in" loext:border="none"/>
    </style:style>
    <style:style style:name="T10" style:family="text">
      <style:text-properties fo:font-variant="normal" fo:text-transform="none" fo:color="#333333" style:font-name="Menlo" fo:font-size="9.75pt" fo:letter-spacing="normal" fo:font-style="normal" fo:font-weight="bold" fo:background-color="#f8f8f8" loext:char-shading-value="0" loext:padding="0in" loext:border="none"/>
    </style:style>
    <style:style style:name="T11" style:family="text">
      <style:text-properties fo:font-variant="normal" fo:text-transform="none" fo:color="#333333" style:font-name="Menlo" fo:font-size="9.75pt" fo:letter-spacing="normal" fo:font-style="normal" fo:background-color="#f8f8f8" loext:char-shading-value="0" loext:padding="0in" loext:border="none"/>
    </style:style>
    <style:style style:name="T12" style:family="text">
      <style:text-properties fo:font-variant="normal" fo:text-transform="none" fo:color="#333333" fo:letter-spacing="normal" fo:background-color="#f8f8f8" loext:char-shading-value="0" loext:padding="0in" loext:border="none"/>
    </style:style>
    <style:style style:name="T13" style:family="text">
      <style:text-properties fo:font-variant="normal" fo:text-transform="none" fo:color="#dd1144" style:font-name="Menlo" fo:font-size="9.75pt" fo:letter-spacing="normal" fo:font-style="normal" fo:font-weight="normal" fo:background-color="#f8f8f8" loext:char-shading-value="0" loext:padding="0in" loext:border="none"/>
    </style:style>
    <style:style style:name="T14" style:family="text">
      <style:text-properties fo:font-variant="normal" fo:text-transform="none" fo:color="#dd1144" style:font-name="Menlo" fo:font-size="9.75pt" fo:letter-spacing="normal" fo:font-style="normal" fo:background-color="#f8f8f8" loext:char-shading-value="0" loext:padding="0in" loext:border="none"/>
    </style:style>
    <style:style style:name="T15" style:family="text">
      <style:text-properties fo:font-variant="normal" fo:text-transform="none" fo:color="#dd1144" style:font-name="Menlo" fo:font-size="9.75pt" fo:letter-spacing="normal" fo:font-style="normal" officeooo:rsid="0021b600" fo:background-color="#f8f8f8" loext:char-shading-value="0" loext:padding="0in" loext:border="none"/>
    </style:style>
    <style:style style:name="T16" style:family="text">
      <style:text-properties fo:font-variant="normal" fo:text-transform="none" fo:color="#990073" style:font-name="Menlo" fo:font-size="9.75pt" fo:letter-spacing="normal" fo:font-style="normal" fo:font-weight="normal" fo:background-color="#f8f8f8" loext:char-shading-value="0" loext:padding="0in" loext:border="none"/>
    </style:style>
    <style:style style:name="T17" style:family="text">
      <style:text-properties fo:font-variant="normal" fo:text-transform="none" fo:color="#008080" style:font-name="Menlo" fo:font-size="9.75pt" fo:letter-spacing="normal" fo:font-style="normal" fo:font-weight="normal" fo:background-color="#f8f8f8" loext:char-shading-value="0" loext:padding="0in" loext:border="none"/>
    </style:style>
    <style:style style:name="T18" style:family="text">
      <style:text-properties fo:font-variant="normal" fo:text-transform="none" fo:color="#999988" style:font-name="Menlo" fo:font-size="9.75pt" fo:letter-spacing="normal" fo:font-style="italic" fo:font-weight="normal" fo:background-color="#f8f8f8" loext:char-shading-value="0" loext:padding="0in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ls Setup</text:p>
      <text:p text:style-name="P1"/>
      <text:list xml:id="list8898411821593442936" text:style-name="L1">
        <text:list-item>
          <text:p text:style-name="P2">rails new app_path (eg rails new timetracking)</text:p>
        </text:list-item>
        <text:list-item>
          <text:p text:style-name="P3">cd app_path (eg cd timetracking) <text:span text:style-name="T1">and open folder in sublime</text:span></text:p>
        </text:list-item>
        <text:list-item>
          <text:p text:style-name="P4">rails s (starts the server)</text:p>
        </text:list-item>
        <text:list-item>
          <text:p text:style-name="P5">go to localhost:3000</text:p>
        </text:list-item>
        <text:list-item>
          <text:p text:style-name="P6">rake <text:a xlink:type="simple" xlink:href="db:create" text:style-name="Internet_20_link" text:visited-style-name="Visited_20_Internet_20_Link">db:create</text:a> <text:span text:style-name="T2">(create new database)</text:span></text:p>
        </text:list-item>
        <text:list-item>
          <text:p text:style-name="P7">(you can access the console with rails c <text:span text:style-name="T3">and exit with ‘quit’</text:span>)</text:p>
        </text:list-item>
        <text:list-item>
          <text:p text:style-name="P8">git init / add / commit <text:span text:style-name="T4">(“Add initial rails structure”)</text:span></text:p>
        </text:list-item>
        <text:list-item>
          <text:p text:style-name="P15"><text:span text:style-name="T6">EG </text:span>rails g controller projects index (creates a new controller called projects_<text:span text:style-name="T5">controller with index action and route /projects/index</text:span>)</text:p>
        </text:list-item>
        <text:list-item>
          <text:p text:style-name="P9">in config/routes <text:span text:style-name="T7">get '/', to: 'site#home' (create home page) OR root to: ‘site#home’</text:span></text:p>
        </text:list-item>
        <text:list-item>
          <text:p text:style-name="P10">rails g controller site (creates controller for site)</text:p>
        </text:list-item>
        <text:list-item>
          <text:p text:style-name="P11">In site controller:<text:line-break/>def home<text:line-break/><text:tab/>render 'home'</text:p>
          <text:p text:style-name="P11">end</text:p>
        </text:list-item>
        <text:list-item>
          <text:p text:style-name="P11">app/views/site/home.html.erb (view for homepage)</text:p>
        </text:list-item>
      </text:list>
      <text:p text:style-name="P12"/>
      <text:p text:style-name="P14">Forms in rails <text:span text:style-name="T8">http://learn.ironhack.com/#/learning_unit/548</text:span></text:p>
      <text:p text:style-name="P13"/>
      <text:p text:style-name="P13">HTML:</text:p>
      <text:p text:style-name="P13">&lt;form action="/text_inspections" method="post"&gt;</text:p>
      <text:p text:style-name="P13"><text:s text:c="2"/>&lt;div&gt;</text:p>
      <text:p text:style-name="P13"><text:s text:c="4"/>&lt;label for="text_inspection_user_text"&gt;Text&lt;/label&gt;</text:p>
      <text:p text:style-name="P13"><text:s text:c="4"/>&lt;textarea name="text_inspection[user_text]" id="text_inspection_user_text"&gt;&lt;/textarea&gt;</text:p>
      <text:p text:style-name="P13"><text:s text:c="2"/>&lt;/div&gt;</text:p>
      <text:p text:style-name="P13"><text:s text:c="4"/>&lt;button type="submit"&gt;Submit text&lt;/button&gt;</text:p>
      <text:p text:style-name="P13"><text:s text:c="4"/>&lt;input type="hidden" name="authenticity_token"</text:p>
      <text:p text:style-name="P13"><text:s text:c="6"/>value="&lt;%= form_authenticity_token %&gt;"&gt;</text:p>
      <text:p text:style-name="P13">&lt;/form&gt;</text:p>
      <text:p text:style-name="P13"/>
      <text:list xml:id="list4399156097061597082" text:style-name="L2">
        <text:list-item>
          <text:p text:style-name="P17"><text:span text:style-name="Source_20_Text"><text:span text:style-name="T11">post </text:span></text:span><text:span text:style-name="Source_20_Text"><text:span text:style-name="T14">"/text_inspections"</text:span></text:span><text:span text:style-name="Source_20_Text"><text:span text:style-name="T11">, </text:span></text:span><text:span text:style-name="Source_20_Text"><text:span text:style-name="T10">to</text:span></text:span><text:span text:style-name="Source_20_Text"><text:span text:style-name="T11">: </text:span></text:span><text:span text:style-name="Source_20_Text"><text:span text:style-name="T14">"text_inspections#create" </text:span></text:span><text:span text:style-name="Source_20_Text"><text:span text:style-name="T15">(Add <text:s/>route)</text:span></text:span></text:p>
        </text:list-item>
      </text:list>
      <text:p text:style-name="P18"><text:span text:style-name="Source_20_Text"><text:span text:style-name="T10">def</text:span></text:span><text:span text:style-name="Source_20_Text"><text:span text:style-name="T11"> create</text:span></text:span></text:p>
      <text:p text:style-name="P19"><text:span text:style-name="Source_20_Text"><text:span text:style-name="T12"><text:s text:c="4"/></text:span></text:span><text:span text:style-name="Source_20_Text"><text:span text:style-name="T17">@text</text:span></text:span><text:span text:style-name="Source_20_Text"><text:span text:style-name="T9"> = params[</text:span></text:span><text:span text:style-name="Source_20_Text"><text:span text:style-name="T16">:text_inspection</text:span></text:span><text:span text:style-name="Source_20_Text"><text:span text:style-name="T9">][</text:span></text:span><text:span text:style-name="Source_20_Text"><text:span text:style-name="T16">:user_text</text:span></text:span><text:span text:style-name="Source_20_Text"><text:span text:style-name="T9">]</text:span></text:span></text:p>
      <text:p text:style-name="P19"><text:span text:style-name="Source_20_Text"><text:span text:style-name="T12"><text:s text:c="4"/></text:span></text:span><text:span text:style-name="Source_20_Text"><text:span text:style-name="T17">@word_count</text:span></text:span><text:span text:style-name="Source_20_Text"><text:span text:style-name="T9"> = </text:span></text:span><text:span text:style-name="Source_20_Text"><text:span text:style-name="T17">@text</text:span></text:span><text:span text:style-name="Source_20_Text"><text:span text:style-name="T9">.split(</text:span></text:span><text:span text:style-name="Source_20_Text"><text:span text:style-name="T13">" "</text:span></text:span><text:span text:style-name="Source_20_Text"><text:span text:style-name="T9">).length</text:span></text:span></text:p>
      <text:p text:style-name="P19"><text:span text:style-name="Source_20_Text"><text:span text:style-name="T12"><text:s text:c="4"/></text:span></text:span><text:span text:style-name="Source_20_Text"><text:span text:style-name="T9">render </text:span></text:span><text:span text:style-name="Source_20_Text"><text:span text:style-name="T16">plain:</text:span></text:span><text:span text:style-name="Source_20_Text"><text:span text:style-name="T9"> </text:span></text:span><text:span text:style-name="Source_20_Text"><text:span text:style-name="T17">@word_count</text:span></text:span></text:p>
      <text:p text:style-name="P19"><text:span text:style-name="Source_20_Text"><text:span text:style-name="T12"><text:s text:c="2"/></text:span></text:span><text:span text:style-name="Source_20_Text"><text:span text:style-name="T10">end</text:span></text:span></text:p>
      <text:p text:style-name="P16">Add create method to the appropriate controller</text:p>
      <text:p text:style-name="P16">You should then redirect!</text:p>
      <text:p text:style-name="P16">Create appropriate view (.html.erb)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9:45:29.778406505</meta:creation-date>
    <dc:date>2016-11-07T18:03:00.089214243</dc:date>
    <meta:editing-duration>PT7H7M3S</meta:editing-duration>
    <meta:editing-cycles>22</meta:editing-cycles>
    <meta:generator>LibreOffice/5.1.4.2$Linux_X86_64 LibreOffice_project/10m0$Build-2</meta:generator>
    <meta:document-statistic meta:table-count="0" meta:image-count="0" meta:object-count="0" meta:page-count="1" meta:paragraph-count="34" meta:word-count="178" meta:character-count="1423" meta:non-whitespace-character-count="1251"/>
  </office:meta>
</office:document-meta>
</file>